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?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4T19:24:37.238713775</meta:creation-date>
    <dc:date>2021-07-14T19:25:10.396185361</dc:date>
    <meta:editing-duration>PT33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6.4.7.2$Linux_X86_64 LibreOffice_project/40$Build-2</meta:generator>
  </office:meta>
</office:document-meta>
</file>